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4">
      <style:text-properties style:font-name="Liberation Sans" style:font-name-asian="Tahoma" style:font-name-complex="Lohit Devanagari"/>
    </style:style>
    <style:style style:name="ce9" style:family="table-cell" style:parent-style-name="Default" style:data-style-name="N4">
      <style:text-properties style:font-name="Liberation Sans" style:font-name-asian="Tahoma" style:font-name-complex="Lohit Devanagari"/>
    </style:style>
    <style:style style:name="ce10" style:family="table-cell" style:parent-style-name="Default" style:data-style-name="N4">
      <style:text-properties style:font-name="Liberation Sans" style:font-name-asian="Tahoma" style:font-name-complex="Lohit Devanagari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"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able-cell-properties fo:background-color="#ff0000"/>
    </style:style>
    <style:style style:name="ce15" style:family="table-cell" style:parent-style-name="Default" style:data-style-name="N4">
      <style:table-cell-properties fo:background-color="#00ff00"/>
    </style:style>
    <style:style style:name="ce16" style:family="table-cell" style:parent-style-name="Default" style:data-style-name="N4">
      <style:table-cell-properties fo:background-color="#ffff00"/>
    </style:style>
    <style:style style:name="ce17" style:family="table-cell" style:parent-style-name="Default" style:data-style-name="N4">
      <style:table-cell-properties fo:background-color="#ff99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9"/>
        <table:table-column table:style-name="co8" table:default-cell-style-name="ce1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6"/>
        <table:table-column table:style-name="co19" table:default-cell-style-name="Default"/>
        <table:table-column table:style-name="co2" table:default-cell-style-name="ce19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8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8" office:value-type="string" calcext:value-type="string">
            <text:p>stav</text:p>
          </table:table-cell>
          <table:table-cell table:style-name="ce18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 office:value-type="float" office:value="29586" calcext:value-type="float">
            <text:p>29 586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formula="of:=([.L2]+[.O2])/[.B2]/12" office:value-type="float" office:value="121.489062957705" calcext:value-type="float">
            <text:p>121,49</text:p>
          </table:table-cell>
          <table:table-cell table:formula="of:=([.M2]+[.P2])/[.B2]/12" office:value-type="float" office:value="104.084471258929" calcext:value-type="float">
            <text:p>104,08</text:p>
          </table:table-cell>
          <table:table-cell table:formula="of:=([.N2]+[.Q2])/[.B2]/9" office:value-type="float" office:value="150.731952800499" calcext:value-type="float">
            <text:p>150,73</text:p>
          </table:table-cell>
          <table:table-cell table:number-columns-repeated="3" office:value-type="float" office:value="8" calcext:value-type="float">
            <text:p>8,00</text:p>
          </table:table-cell>
          <table:table-cell office:value-type="float" office:value="43132505" calcext:value-type="float">
            <text:p>43 132 505,00</text:p>
          </table:table-cell>
          <table:table-cell office:value-type="float" office:value="36953318" calcext:value-type="float">
            <text:p>36 953 318,00</text:p>
          </table:table-cell>
          <table:table-cell office:value-type="float" office:value="40136000" calcext:value-type="float">
            <text:p>40 136 000,00</text:p>
          </table:table-cell>
          <table:table-cell table:number-columns-repeated="6"/>
          <table:table-cell office:value-type="float" office:value="7360492" calcext:value-type="float">
            <text:p>7 360 492,00</text:p>
          </table:table-cell>
          <table:table-cell office:value-type="float" office:value="5429199" calcext:value-type="float">
            <text:p>5 429 199,00</text:p>
          </table:table-cell>
          <table:table-cell office:value-type="float" office:value="3949553" calcext:value-type="float">
            <text:p>3 949 553,00</text:p>
          </table:table-cell>
          <table:table-cell/>
          <table:table-cell office:value-type="float" office:value="43" calcext:value-type="float">
            <text:p>43,00</text:p>
          </table:table-cell>
          <table:table-cell table:style-name="ce14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formula="of:=([.L3]+[.O3])/[.B3]/12" office:value-type="float" office:value="25.5879375347519" calcext:value-type="float">
            <text:p>25,59</text:p>
          </table:table-cell>
          <table:table-cell table:formula="of:=([.M3]+[.P3])/[.B3]/12" office:value-type="float" office:value="23.6316723625859" calcext:value-type="float">
            <text:p>23,63</text:p>
          </table:table-cell>
          <table:table-cell table:formula="of:=([.N3]+[.Q3])/[.B3]/9" office:value-type="float" office:value="20.945728286568" calcext:value-type="float">
            <text:p>20,95</text:p>
          </table:table-cell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uvedli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neuvedli</text:p>
          </table:table-cell>
          <table:table-cell table:style-name="ce15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4]+[.O4])/[.B4]/12" office:value-type="float" office:value="56.1086973621503" calcext:value-type="float">
            <text:p>56,11</text:p>
          </table:table-cell>
          <table:table-cell table:formula="of:=([.M4]+[.P4])/[.B4]/12" office:value-type="float" office:value="29.7140297423227" calcext:value-type="float">
            <text:p>29,71</text:p>
          </table:table-cell>
          <table:table-cell table:formula="of:=([.N4]+[.Q4])/[.B4]/9" office:value-type="float" office:value="33.1850983005048" calcext:value-type="float">
            <text:p>33,19</text:p>
          </table:table-cell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5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formula="of:=([.L5]+[.O5])/[.B5]/12" office:value-type="string" office:string-value="" calcext:value-type="error">
            <text:p>#VALUE!</text:p>
          </table:table-cell>
          <table:table-cell table:formula="of:=([.M5]+[.P5])/[.B5]/12" office:value-type="string" office:string-value="" calcext:value-type="error">
            <text:p>#VALUE!</text:p>
          </table:table-cell>
          <table:table-cell table:formula="of:=([.N5]+[.Q5])/[.B5]/9" office:value-type="float" office:value="30.1670905031985" calcext:value-type="float">
            <text:p>30,17</text:p>
          </table:table-cell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office:value-type="float" office:value="82159" calcext:value-type="float">
            <text:p>82 15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6]+[.O6])/[.B6]/12" office:value-type="float" office:value="67.4631720201074" calcext:value-type="float">
            <text:p>67,46</text:p>
          </table:table-cell>
          <table:table-cell table:formula="of:=([.M6]+[.P6])/[.B6]/12" office:value-type="float" office:value="46.4393695963518" calcext:value-type="float">
            <text:p>46,44</text:p>
          </table:table-cell>
          <table:table-cell table:formula="of:=([.N6]+[.Q6])/[.B6]/9" office:value-type="float" office:value="35.1151479989343" calcext:value-type="float">
            <text:p>35,12</text:p>
          </table:table-cell>
          <table:table-cell table:number-columns-repeated="3" office:value-type="string" calcext:value-type="string">
            <text:p>neuved.</text:p>
          </table:table-cell>
          <table:table-cell office:value-type="float" office:value="37056767" calcext:value-type="float">
            <text:p>37 056 767,00</text:p>
          </table:table-cell>
          <table:table-cell office:value-type="float" office:value="25023359" calcext:value-type="float">
            <text:p>25 023 359,00</text:p>
          </table:table-cell>
          <table:table-cell office:value-type="float" office:value="12295209" calcext:value-type="float">
            <text:p>12 295 209,00</text:p>
          </table:table-cell>
          <table:table-cell office:value-type="float" office:value="29455714" calcext:value-type="float">
            <text:p>29 455 714,00</text:p>
          </table:table-cell>
          <table:table-cell office:value-type="float" office:value="20761587" calcext:value-type="float">
            <text:p>20 761 587,00</text:p>
          </table:table-cell>
          <table:table-cell office:value-type="float" office:value="13670020" calcext:value-type="float">
            <text:p>13 670 02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2379" calcext:value-type="float">
            <text:p>62 379,00</text:p>
          </table:table-cell>
          <table:table-cell office:value-type="float" office:value="62172" calcext:value-type="float">
            <text:p>62 172,00</text:p>
          </table:table-cell>
          <table:table-cell office:value-type="float" office:value="52794" calcext:value-type="float">
            <text:p>52 794,00</text:p>
          </table:table-cell>
          <table:table-cell office:value-type="string" calcext:value-type="string">
            <text:p>N/A</text:p>
          </table:table-cell>
          <table:table-cell office:value-type="float" office:value="22.5" calcext:value-type="float">
            <text:p>22,50</text:p>
          </table:table-cell>
          <table:table-cell table:style-name="ce15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office:value-type="float" office:value="99520" calcext:value-type="float">
            <text:p>99 520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formula="of:=([.L7]+[.O7])/[.B7]/12" office:value-type="float" office:value="11.1989968515541" calcext:value-type="float">
            <text:p>11,20</text:p>
          </table:table-cell>
          <table:table-cell table:formula="of:=([.M7]+[.P7])/[.B7]/12" office:value-type="float" office:value="2.87524032020364" calcext:value-type="float">
            <text:p>2,88</text:p>
          </table:table-cell>
          <table:table-cell table:formula="of:=([.N7]+[.Q7])/[.B7]/9" office:value-type="float" office:value="10.7919044748124" calcext:value-type="float">
            <text:p>10,79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12820460" calcext:value-type="float">
            <text:p>12 820 460,00</text:p>
          </table:table-cell>
          <table:table-cell office:value-type="float" office:value="1042777" calcext:value-type="float">
            <text:p>1 042 777,00</text:p>
          </table:table-cell>
          <table:table-cell office:value-type="float" office:value="9666093" calcext:value-type="float">
            <text:p>9 666 093,00</text:p>
          </table:table-cell>
          <table:table-cell office:value-type="float" office:value="553830" calcext:value-type="float">
            <text:p>553 830,00</text:p>
          </table:table-cell>
          <table:table-cell office:value-type="float" office:value="2390950" calcext:value-type="float">
            <text:p>2 390 950,00</text:p>
          </table:table-cell>
          <table:table-cell office:value-type="float" office:value="0" calcext:value-type="float">
            <text:p>0,00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neuvedli</text:p>
          </table:table-cell>
          <table:table-cell office:value-type="string" calcext:value-type="string">
            <text:p>dobře</text:p>
          </table:table-cell>
          <table:table-cell office:value-type="string" calcext:value-type="string">
            <text:p>neprovozuje outsourc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formula="of:=([.L8]+[.O8])/[.B8]/12" office:value-type="float" office:value="47.5427274800815" calcext:value-type="float">
            <text:p>47,54</text:p>
          </table:table-cell>
          <table:table-cell table:formula="of:=([.M8]+[.P8])/[.B8]/12" office:value-type="float" office:value="51.8162620042" calcext:value-type="float">
            <text:p>51,82</text:p>
          </table:table-cell>
          <table:table-cell table:formula="of:=([.N8]+[.Q8])/[.B8]/9" office:value-type="float" office:value="47.9357888361923" calcext:value-type="float">
            <text:p>47,94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5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formula="of:=([.L9]+[.O9])/[.B9]/12" office:value-type="float" office:value="12.12408556648" calcext:value-type="float">
            <text:p>12,12</text:p>
          </table:table-cell>
          <table:table-cell table:formula="of:=([.M9]+[.P9])/[.B9]/12" office:value-type="float" office:value="13.5451401358167" calcext:value-type="float">
            <text:p>13,55</text:p>
          </table:table-cell>
          <table:table-cell table:formula="of:=([.N9]+[.Q9])/[.B9]/9" office:value-type="float" office:value="11.352993004263" calcext:value-type="float">
            <text:p>11,35</text:p>
          </table:table-cell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10]+[.O10])/[.B10]/12" office:value-type="float" office:value="40.8978822125046" calcext:value-type="float">
            <text:p>40,90</text:p>
          </table:table-cell>
          <table:table-cell table:formula="of:=([.M10]+[.P10])/[.B10]/12" office:value-type="float" office:value="50.273820235503" calcext:value-type="float">
            <text:p>50,27</text:p>
          </table:table-cell>
          <table:table-cell table:formula="of:=([.N10]+[.Q10])/[.B10]/9" office:value-type="float" office:value="43.1928613275587" calcext:value-type="float">
            <text:p>43,19</text:p>
          </table:table-cell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5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formula="of:=([.L11]+[.O11])/[.B11]/12" office:value-type="string" office:string-value="" calcext:value-type="error">
            <text:p>#VALUE!</text:p>
          </table:table-cell>
          <table:table-cell table:formula="of:=([.M11]+[.P11])/[.B11]/12" office:value-type="string" office:string-value="" calcext:value-type="error">
            <text:p>#VALUE!</text:p>
          </table:table-cell>
          <table:table-cell/>
          <table:table-cell table:number-columns-repeated="3" office:value-type="float" office:value="2" calcext:value-type="float">
            <text:p>2,00</text:p>
          </table:table-cell>
          <table:table-cell office:value-type="float" office:value="39109631" calcext:value-type="float">
            <text:p>39 109 631,00</text:p>
          </table:table-cell>
          <table:table-cell office:value-type="float" office:value="42520553" calcext:value-type="float">
            <text:p>42 520 553,00</text:p>
          </table:table-cell>
          <table:table-cell office:value-type="float" office:value="29893072" calcext:value-type="float">
            <text:p>29 893 072,00</text:p>
          </table:table-cell>
          <table:table-cell table:number-columns-repeated="6" office:value-type="string" calcext:value-type="string">
            <text:p>neuvedli</text:p>
          </table:table-cell>
          <table:table-cell office:value-type="float" office:value="67348" calcext:value-type="float">
            <text:p>67 348,00</text:p>
          </table:table-cell>
          <table:table-cell office:value-type="float" office:value="72785" calcext:value-type="float">
            <text:p>72 785,00</text:p>
          </table:table-cell>
          <table:table-cell office:value-type="float" office:value="67569" calcext:value-type="float">
            <text:p>67 569,00</text:p>
          </table:table-cell>
          <table:table-cell office:value-type="string" calcext:value-type="string">
            <text:p>neuvedli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žádají prodloužení lhůt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formula="of:=([.L12]+[.O12])/[.B12]/12" office:value-type="float" office:value="24.4985571577522" calcext:value-type="float">
            <text:p>24,50</text:p>
          </table:table-cell>
          <table:table-cell table:formula="of:=([.M12]+[.P12])/[.B12]/12" office:value-type="float" office:value="18.5151357829204" calcext:value-type="float">
            <text:p>18,52</text:p>
          </table:table-cell>
          <table:table-cell table:formula="of:=([.N12]+[.Q12])/[.B12]/9" office:value-type="float" office:value="25.9999466415161" calcext:value-type="float">
            <text:p>26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5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office:value-type="float" office:value="54550" calcext:value-type="float">
            <text:p>54 55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([.L13]+[.O13])/[.B13]/12" office:value-type="string" office:string-value="" calcext:value-type="error">
            <text:p>#VALUE!</text:p>
          </table:table-cell>
          <table:table-cell table:formula="of:=([.M13]+[.P13])/[.B13]/12" office:value-type="string" office:string-value="" calcext:value-type="error">
            <text:p>#VALUE!</text:p>
          </table:table-cell>
          <table:table-cell/>
          <table:table-cell office:value-type="float" office:value="10" calcext:value-type="float">
            <text:p>10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10522538" calcext:value-type="float">
            <text:p>10 522 538,00</text:p>
          </table:table-cell>
          <table:table-cell office:value-type="float" office:value="13541102" calcext:value-type="float">
            <text:p>13 541 102,00</text:p>
          </table:table-cell>
          <table:table-cell office:value-type="float" office:value="4910973" calcext:value-type="float">
            <text:p>4 910 973,00</text:p>
          </table:table-cell>
          <table:table-cell table:number-columns-repeated="3" office:value-type="string" calcext:value-type="string">
            <text:p>neoutsourcují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14]+[.O14])/[.B14]/12" office:value-type="float" office:value="7.41012249877376" calcext:value-type="float">
            <text:p>7,41</text:p>
          </table:table-cell>
          <table:table-cell table:formula="of:=([.M14]+[.P14])/[.B14]/12" office:value-type="float" office:value="9.34459907014962" calcext:value-type="float">
            <text:p>9,34</text:p>
          </table:table-cell>
          <table:table-cell table:formula="of:=([.N14]+[.Q14])/[.B14]/9" office:value-type="float" office:value="11.1929027290424" calcext:value-type="float">
            <text:p>11,19</text:p>
          </table:table-cell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45741" calcext:value-type="float">
            <text:p>45 74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([.L15]+[.O15])/[.B15]/12" office:value-type="float" office:value="13.4201992377371" calcext:value-type="float">
            <text:p>13,42</text:p>
          </table:table-cell>
          <table:table-cell table:formula="of:=([.M15]+[.P15])/[.B15]/12" office:value-type="float" office:value="40.7110688441442" calcext:value-type="float">
            <text:p>40,71</text:p>
          </table:table-cell>
          <table:table-cell table:formula="of:=([.N15]+[.Q15])/[.B15]/9" office:value-type="float" office:value="12.0207982626819" calcext:value-type="float">
            <text:p>12,0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16]+[.O16])/[.B16]/12" office:value-type="float" office:value="40.3187173048755" calcext:value-type="float">
            <text:p>40,32</text:p>
          </table:table-cell>
          <table:table-cell table:formula="of:=([.M16]+[.P16])/[.B16]/12" office:value-type="float" office:value="30.0041274325173" calcext:value-type="float">
            <text:p>30,00</text:p>
          </table:table-cell>
          <table:table-cell table:formula="of:=([.N16]+[.Q16])/[.B16]/9" office:value-type="float" office:value="22.9747087954244" calcext:value-type="float">
            <text:p>22,97</text:p>
          </table:table-cell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office:value-type="float" office:value="8284" calcext:value-type="float">
            <text:p>8 284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([.L17]+[.O17])/[.B17]/12" office:value-type="float" office:value="43.3779273297924" calcext:value-type="float">
            <text:p>43,38</text:p>
          </table:table-cell>
          <table:table-cell table:formula="of:=([.M17]+[.P17])/[.B17]/12" office:value-type="float" office:value="49.9037300820859" calcext:value-type="float">
            <text:p>49,90</text:p>
          </table:table-cell>
          <table:table-cell table:formula="of:=([.N17]+[.Q17])/[.B17]/9" office:value-type="float" office:value="91.1964831804281" calcext:value-type="float">
            <text:p>91,20</text:p>
          </table:table-cell>
          <table:table-cell table:number-columns-repeated="3"/>
          <table:table-cell office:value-type="float" office:value="2033113" calcext:value-type="float">
            <text:p>2 033 113,00</text:p>
          </table:table-cell>
          <table:table-cell office:value-type="float" office:value="2558730" calcext:value-type="float">
            <text:p>2 558 730,00</text:p>
          </table:table-cell>
          <table:table-cell office:value-type="float" office:value="3016245" calcext:value-type="float">
            <text:p>3 016 245,00</text:p>
          </table:table-cell>
          <table:table-cell office:value-type="float" office:value="2279000" calcext:value-type="float">
            <text:p>2 279 000,00</text:p>
          </table:table-cell>
          <table:table-cell office:value-type="float" office:value="2402100" calcext:value-type="float">
            <text:p>2 402 100,00</text:p>
          </table:table-cell>
          <table:table-cell office:value-type="float" office:value="3783000" calcext:value-type="float">
            <text:p>3 783 000,00</text:p>
          </table:table-cell>
          <table:table-cell table:number-columns-repeated="8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formula="of:=([.L18]+[.O18])/[.B18]/12" office:value-type="float" office:value="9.63967959573153" calcext:value-type="float">
            <text:p>9,64</text:p>
          </table:table-cell>
          <table:table-cell table:formula="of:=([.M18]+[.P18])/[.B18]/12" office:value-type="float" office:value="11.9714807945596" calcext:value-type="float">
            <text:p>11,97</text:p>
          </table:table-cell>
          <table:table-cell table:formula="of:=([.N18]+[.Q18])/[.B18]/9" office:value-type="float" office:value="19.1427214651148" calcext:value-type="float">
            <text:p>19,14</text:p>
          </table:table-cell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19]+[.O19])/[.B19]/12" office:value-type="string" office:string-value="" calcext:value-type="error">
            <text:p>#VALUE!</text:p>
          </table:table-cell>
          <table:table-cell table:formula="of:=([.M19]+[.P19])/[.B19]/12" office:value-type="string" office:string-value="" calcext:value-type="error">
            <text:p>#VALUE!</text:p>
          </table:table-cell>
          <table:table-cell table:number-columns-repeated="4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13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formula="of:=([.L20]+[.O20])/[.B20]/12" office:value-type="float" office:value="12.1973798809697" calcext:value-type="float">
            <text:p>12,20</text:p>
          </table:table-cell>
          <table:table-cell table:formula="of:=([.M20]+[.P20])/[.B20]/12" office:value-type="float" office:value="12.1973798809697" calcext:value-type="float">
            <text:p>12,20</text:p>
          </table:table-cell>
          <table:table-cell table:formula="of:=([.N20]+[.Q20])/[.B20]/9" office:value-type="float" office:value="16.2631731746262" calcext:value-type="float">
            <text:p>16,26</text:p>
          </table:table-cell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200000" calcext:value-type="float">
            <text:p>200 000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7" office:value-type="string" calcext:value-type="string">
            <text:p>špatně</text:p>
          </table:table-cell>
          <table:table-cell office:value-type="string" calcext:value-type="string">
            <text:p>2015 obnovují lic. 339 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formula="of:=([.L21]+[.O21])/[.B21]/12" office:value-type="float" office:value="31.8762818783852" calcext:value-type="float">
            <text:p>31,88</text:p>
          </table:table-cell>
          <table:table-cell table:formula="of:=([.M21]+[.P21])/[.B21]/12" office:value-type="float" office:value="27.7097144924676" calcext:value-type="float">
            <text:p>27,71</text:p>
          </table:table-cell>
          <table:table-cell table:formula="of:=([.N21]+[.Q21])/[.B21]/9" office:value-type="float" office:value="40.5971803024655" calcext:value-type="float">
            <text:p>40,6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5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formula="of:=([.L22]+[.O22])/[.B22]/12" office:value-type="float" office:value="16.0767476257201" calcext:value-type="float">
            <text:p>16,08</text:p>
          </table:table-cell>
          <table:table-cell table:formula="of:=([.M22]+[.P22])/[.B22]/12" office:value-type="float" office:value="17.393398723338" calcext:value-type="float">
            <text:p>17,39</text:p>
          </table:table-cell>
          <table:table-cell table:formula="of:=([.N22]+[.Q22])/[.B22]/9" office:value-type="float" office:value="20.2372930613939" calcext:value-type="float">
            <text:p>20,24</text:p>
          </table:table-cell>
          <table:table-cell table:number-columns-repeated="3" office:value-type="string" calcext:value-type="string">
            <text:p>neuved.</text:p>
          </table:table-cell>
          <table:table-cell table:style-name="ce12" office:value-type="float" office:value="1555219" calcext:value-type="float">
            <text:p>1 555 219,00</text:p>
          </table:table-cell>
          <table:table-cell table:style-name="ce12" office:value-type="float" office:value="1681356" calcext:value-type="float">
            <text:p>1 681 356,00</text:p>
          </table:table-cell>
          <table:table-cell table:style-name="ce12" office:value-type="float" office:value="1435762" calcext:value-type="float">
            <text:p>1 435 762,00</text:p>
          </table:table-cell>
          <table:table-cell table:style-name="ce12" office:value-type="float" office:value="510000" calcext:value-type="float">
            <text:p>510 000,00</text:p>
          </table:table-cell>
          <table:table-cell table:style-name="ce12" office:value-type="float" office:value="553000" calcext:value-type="float">
            <text:p>553 000,00</text:p>
          </table:table-cell>
          <table:table-cell table:style-name="ce12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formula="of:=([.L23]+[.O23])/[.B23]/12" office:value-type="float" office:value="23.7467239129726" calcext:value-type="float">
            <text:p>23,75</text:p>
          </table:table-cell>
          <table:table-cell table:style-name="ce10" table:formula="of:=([.M23]+[.P23])/[.B23]/12" office:value-type="float" office:value="30.4186781974753" calcext:value-type="float">
            <text:p>30,42</text:p>
          </table:table-cell>
          <table:table-cell table:formula="of:=([.N23]+[.Q23])/[.B23]/9" office:value-type="float" office:value="27.2575039958248" calcext:value-type="float">
            <text:p>27,26</text:p>
          </table:table-cell>
          <table:table-cell table:number-columns-repeated="3" office:value-type="string" calcext:value-type="string">
            <text:p>neuved.</text:p>
          </table:table-cell>
          <table:table-cell table:style-name="ce12" office:value-type="float" office:value="1827013.26" calcext:value-type="float">
            <text:p>1 827 013,26</text:p>
          </table:table-cell>
          <table:table-cell table:style-name="ce12" office:value-type="float" office:value="2001481.67" calcext:value-type="float">
            <text:p>2 001 481,67</text:p>
          </table:table-cell>
          <table:table-cell table:style-name="ce12" office:value-type="float" office:value="1275299.9" calcext:value-type="float">
            <text:p>1 275 299,90</text:p>
          </table:table-cell>
          <table:table-cell table:style-name="ce12" office:value-type="float" office:value="1085000" calcext:value-type="float">
            <text:p>1 085 000,00</text:p>
          </table:table-cell>
          <table:table-cell table:style-name="ce12" office:value-type="float" office:value="1728700" calcext:value-type="float">
            <text:p>1 728 700,00</text:p>
          </table:table-cell>
          <table:table-cell table:style-name="ce12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12" office:value-type="float" office:value="727437" calcext:value-type="float">
            <text:p>727 437,00</text:p>
          </table:table-cell>
          <table:table-cell office:value-type="string" calcext:value-type="string">
            <text:p>N/A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calcext:conditional-formats>
          <calcext:conditional-format calcext:target-range-address="Sheet1.H2:Sheet1.H23">
            <calcext:color-scale>
              <calcext:color-scale-entry calcext:value="0" calcext:type="minimum" calcext:color="#99ff66"/>
              <calcext:color-scale-entry calcext:value="50" calcext:type="percentile" calcext:color="#ffffff"/>
              <calcext:color-scale-entry calcext:value="0" calcext:type="maximum" calcext:color="#ff3333"/>
            </calcext:color-scale>
          </calcext:conditional-format>
          <calcext:conditional-format calcext:target-range-address="Sheet1.G2:Sheet1.G22">
            <calcext:color-scale>
              <calcext:color-scale-entry calcext:value="0" calcext:type="minimum" calcext:color="#66ff66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G23:Sheet1.G23">
            <calcext:color-scale>
              <calcext:color-scale-entry calcext:value="0" calcext:type="minimum" calcext:color="#66ff66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F2:Sheet1.F23">
            <calcext:color-scale>
              <calcext:color-scale-entry calcext:value="0" calcext:type="minimum" calcext:color="#99cc66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.00.0000</text:date>, <text:time style:data-style-name="N2" text:time-value="11:50:06.133449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1-04T12:03:14.483662717</dc:date>
    <meta:editing-duration>PT10H20M12S</meta:editing-duration>
    <meta:editing-cycles>84</meta:editing-cycles>
    <meta:generator>LibreOffice/4.4.5.2$Linux_X86_64 LibreOffice_project/40$Build-2</meta:generator>
    <dc:creator>Ondřej Profant</dc:creator>
    <meta:document-statistic meta:table-count="1" meta:cell-count="656" meta:object-count="0"/>
  </office:meta>
</office:document-meta>
</file>